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yModuel2.createDeserializer( ParserConfig config , Class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eTest.test_for_module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yModuel.createSerializer( SerializeConfig config , Class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Moduel2.createSerializer( SerializeConfig config , Class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eTest.test_for_modu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yModuel.createDeserializer( ParserConfig config , Class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